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OC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Toy_data</text:p>
          </table:table-cell>
          <table:table-cell office:value-type="string" calcext:value-type="string">
            <text:p>Deformation_data</text:p>
          </table:table-cell>
          <table:table-cell office:value-type="string" calcext:value-type="string">
            <text:p>Rotation_data</text:p>
          </table:table-cell>
          <table:table-cell office:value-type="string" calcext:value-type="string">
            <text:p>Translation_data</text:p>
          </table:table-cell>
          <table:table-cell office:value-type="string" calcext:value-type="string">
            <text:p>Scale_data</text:p>
          </table:table-cell>
          <table:table-cell office:value-type="string" calcext:value-type="string">
            <text:p>Pretrained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832" calcext:value-type="float">
            <text:p>0.58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608" calcext:value-type="float">
            <text:p>0.1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86" calcext:value-type="float">
            <text:p>0.1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372" calcext:value-type="float">
            <text:p>0.037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081" calcext:value-type="float">
            <text:p>0.808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477" calcext:value-type="float">
            <text:p>0.747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153" calcext:value-type="float">
            <text:p>0.915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028" calcext:value-type="float">
            <text:p>0.9028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025" calcext:value-type="float">
            <text:p>0.6025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88" calcext:value-type="float">
            <text:p>0.6788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41" calcext:value-type="float">
            <text:p>0.854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18" calcext:value-type="float">
            <text:p>0.8418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369" calcext:value-type="float">
            <text:p>0.63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705" calcext:value-type="float">
            <text:p>0.57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604" calcext:value-type="float">
            <text:p>0.16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97" calcext:value-type="float">
            <text:p>0.1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098" calcext:value-type="float">
            <text:p>0.809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447" calcext:value-type="float">
            <text:p>0.744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139" calcext:value-type="float">
            <text:p>0.913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023" calcext:value-type="float">
            <text:p>0.902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955" calcext:value-type="float">
            <text:p>0.5955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992" calcext:value-type="float">
            <text:p>0.699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26" calcext:value-type="float">
            <text:p>0.8526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29" calcext:value-type="float">
            <text:p>0.8429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408" calcext:value-type="float">
            <text:p>0.6408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395" calcext:value-type="float">
            <text:p>0.63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712" calcext:value-type="float">
            <text:p>0.57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502" calcext:value-type="float">
            <text:p>0.1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34" calcext:value-type="float">
            <text:p>0.11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09" calcext:value-type="float">
            <text:p>0.81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09" calcext:value-type="float">
            <text:p>0.920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997" calcext:value-type="float">
            <text:p>0.8997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802" calcext:value-type="float">
            <text:p>0.580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832" calcext:value-type="float">
            <text:p>0.683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51" calcext:value-type="float">
            <text:p>0.855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26" calcext:value-type="float">
            <text:p>0.8426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432" calcext:value-type="float">
            <text:p>0.643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11" calcext:value-type="float">
            <text:p>0.64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0">00/00/0000</text:date>, <text:time style:data-style-name="N2" text:time-value="17:44:09.521003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23:30:20.439808677</meta:creation-date>
    <dc:date>2019-07-10T17:44:24.953014580</dc:date>
    <meta:editing-duration>PT25M36S</meta:editing-duration>
    <meta:editing-cycles>9</meta:editing-cycles>
    <meta:generator>LibreOffice/5.1.6.2$Linux_X86_64 LibreOffice_project/10m0$Build-2</meta:generator>
    <meta:document-statistic meta:table-count="1" meta:cell-count="387" meta:object-count="0"/>
  </office:meta>
</office:document-meta>
</file>